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UAN ARMANDO OROSCO ORTIZ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94041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UAN ARMANDO OROSCO ORTI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9404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1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30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70773173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40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9/10/2021</text:p>
          </table:table-cell>
          <table:table-cell table:style-name="Tabla2.A2" office:value-type="string">
            <text:p text:style-name="P7">12342323</text:p>
          </table:table-cell>
          <table:table-cell table:style-name="Tabla2.A2" office:value-type="string">
            <text:p text:style-name="P7">5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LICIA CRU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9:43:1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